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johans@johans</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34c59d">1. C++中的回调函数 （译文）</text:a></text:p>
          <text:p text:style-name="Contents_20_2"><text:a xlink:type="simple" xlink:href="#org4ae0359">1.1. 什么是回调函数？我们为什么要使用它？</text:a></text:p>
          <text:p text:style-name="Contents_20_1"><text:a xlink:type="simple" xlink:href="#org995f66c">2. 引用</text:a></text:p>
        </text:index-body>
      </text:table-of-content>
      <text:h text:style-name="Heading_20_1" text:outline-level="1" text:is-list-header="false">
<text:bookmark-start text:name="OrgXref.orge34c59d"/>
<text:bookmark text:name="orge34c59d"/>C++中的回调函数 （译文）
<text:bookmark-end text:name="OrgXref.orge34c59d"/></text:h>
      <text:h text:style-name="Heading_20_2" text:outline-level="2" text:is-list-header="false">
<text:bookmark-start text:name="OrgXref.org4ae0359"/>
<text:bookmark text:name="org4ae0359"/>什么是回调函数？我们为什么要使用它？
<text:bookmark-end text:name="OrgXref.org4ae0359"/></text:h>
      <text:p text:style-name="Text_20_body">html 一个回调方法是可以被一个类或者函数可以接受并可调用的方法。它可以用来根据回调定制当前逻辑。
我们使用回调函数的其中一个原因是: 回调函数可以用来写一些独立于被调用函数的通用代码，并且可以被不同的回调方法使用。
标准 <text:span text:style-name="OrgCode">algorithm</text:span> 库中的许多函数都使用了回调。比如， <text:span text:style-name="OrgCode">for_each</text:span> 算法在遍历过程中就对遍历器中的每一个元素使用了一个 <text:span text:style-name="OrgCode">unary(一元)</text:span> 回调函数。
</text:p>
      <text:p text:style-name="OrgSrcBlock"><text:span text:style-name="OrgSrcFontLockKeywordFace">template</text:span>&lt;<text:span text:style-name="OrgSrcFontLockKeywordFace">class</text:span><text:s/><text:span text:style-name="OrgSrcFontLockTypeFace">InputIt</text:span>,<text:s/><text:span text:style-name="OrgSrcFontLockKeywordFace">class</text:span><text:s/><text:span text:style-name="OrgSrcFontLockTypeFace">UnaryFunction</text:span>&gt;</text:p>
      <text:p text:style-name="OrgSrcBlock"><text:span text:style-name="OrgSrcFontLockTypeFace">UnaryFunctio</text:span><text:span text:style-name="OrgSrcFontLockTypeFace">n</text:span><text:s/><text:span text:style-name="OrgSrcFontLockFunctionNameFace">for_each</text:span>(<text:span text:style-name="OrgSrcFontLockTypeFace">InputIt</text:span><text:s/><text:span text:style-name="OrgSrcFontLockVariableNameFace">first</text:span>,<text:s/><text:span text:style-name="OrgSrcFontLockTypeFace">InputIt</text:span><text:s/><text:span text:style-name="OrgSrcFontLockVariableNameFace">last</text:span>,<text:s/><text:span text:style-name="OrgSrcFontLockTypeFace">UnaryFunction</text:span><text:s/><text:span text:style-name="OrgSrcFontLockVariableNameFace">f</text:span>)<text:s/></text:p>
      <text:p text:style-name="OrgSrcBlock">{</text:p>
      <text:p text:style-name="OrgSrcBlock"><text:s/><text:s/><text:s/><text:span text:style-name="OrgSrcFontLockKeywordFace">for</text:span><text:s/>(;<text:s/>first<text:s/>!=<text:s/>last;<text:s/>++first)<text:s/>{</text:p>
      <text:p text:style-name="OrgSrcBlock"><text:s/><text:s/><text:s/><text:s/><text:s/><text:s/>f(*first);</text:p>
      <text:p text:style-name="OrgSrcBlock"><text:s/><text:s/><text:s/>}</text:p>
      <text:p text:style-name="OrgSrcBlock"><text:s/><text:s/><text:s/><text:span text:style-name="OrgSrcFontLockKeywordFace">return</text:span><text:s/>f;</text:p>
      <text:p text:style-name="OrgSrcBlockLastLine">}</text:p>
      <text:p text:style-name="Text_20_body">可以用来进行第一次增加并且然后通过传递一个合适的可调用函数来输出一个 <text:span text:style-name="OrgCode">vector</text:span> ,比如:
</text:p>
      <text:p text:style-name="OrgSrcBlock"><text:span text:style-name="OrgSrcFontLockConstantFace">std</text:span>::<text:span text:style-name="OrgSrcFontLockTypeFace">vector</text:span>&lt;<text:span text:style-name="OrgSrcFontLockTypeFace">double</text:span>&gt;<text:s/><text:span text:style-name="OrgSrcFontLockVariableNameFace">v</text:span>{1.0,2.2,4.0,5.5,7.2};</text:p>
      <text:p text:style-name="OrgSrcBlock"><text:span text:style-name="OrgSrcFontLockTypeFace">doubl</text:span><text:span text:style-name="OrgSrcFontLockTypeFace">e</text:span><text:s/><text:span text:style-name="OrgSrcFontLockVariableNameFace">r</text:span><text:s/>=<text:s/>4.0;</text:p>
      <text:p text:style-name="OrgSrcBlock"><text:span text:style-name="OrgSrcFontLockConstantFace">std</text:span>::for_each(v.begin(),<text:s/>v.end(),<text:s/>[&amp;](<text:span text:style-name="OrgSrcFontLockTypeFace">double</text:span><text:s/>&amp;<text:span text:style-name="OrgSrcFontLockVariableNameFace">v</text:span>)<text:s/>{<text:s/>v<text:s/>+=<text:s/>r;});</text:p>
      <text:p text:style-name="OrgSrcBlockLastLine"><text:span text:style-name="OrgSrcFontLockConstantFace">std</text:span>::for_each(v.begin(),<text:s/>v.end(),<text:s/>[](<text:span text:style-name="OrgSrcFontLockTypeFace">double</text:span><text:s/><text:span text:style-name="OrgSrcFontLockVariableNameFace">v</text:span>)<text:s/>{<text:s/><text:span text:style-name="OrgSrcFontLockConstantFace">std</text:span>::cout<text:s/>&lt;&lt;<text:s/>v<text:s/>&lt;&lt;<text:s/><text:span text:style-name="OrgSrcFontLockStringFace">"<text:s/>"</text:span>;});</text:p>
      <text:p text:style-name="Text_20_body">上面的代码会输出: 
</text:p>
      <text:p text:style-name="OrgFixedWidthBlockLastLine">5 6.2 8 9.5 11.2</text:p>
      <text:p text:style-name="Text_20_body">回调函数的另一个应用是通知某些事件的调用者，这保证了一定量的静态/编译事件灵活性。
个人来说，我使用一个使用了两个不同的回调函数的本地优化库。
</text:p>
      <text:list text:style-name="OrgBulletedList" text:continue-numbering="false">
        <text:list-item>
          <text:p text:style-name="Text_20_body">当需要一个函数值和一个基于 <text:span text:style-name="OrgCode">vector</text:span> 类型的输入值的梯度时， 第一个回调会被调用。（回调函数中的逻辑： 函数值确定/梯度推导）
</text:p>
        </text:list-item>
        <text:list-item>
          <text:p text:style-name="Text_20_body">第二个回调函数会在算法的每一步调用一次来接收算法一定的覆盖范围的相关信息。（通知回调）
</text:p>
        </text:list-item>
      </text:list>
      <text:p text:style-name="Text_20_body">所以, 库的设计者并不决定,通过通知回调而传递给程序员的信息将会做什么，并且他不需要担心如何决定函数值，因为他们会在回调函数的逻辑中实现。
这些都是库使用者所考虑的事情，而我只需要保持库小并且更加通用。
</text:p>
      <text:p text:style-name="Text_20_body">另外，回调可以让程序动态运行。
</text:p>
      <text:p text:style-name="Text_20_body">想像一下，一些有些类型的游戏引擎类具有被出发的功能。每次，用户在他的键盘上按下一个按钮，一系列控制你游戏的功能就被触发。使用回调，你可以在运行时决定或者再次决定采用什么动作。
</text:p>
      <text:p text:style-name="OrgSrcBlock"><text:span text:style-name="OrgSrcFontLockTypeFace">voi</text:span><text:span text:style-name="OrgSrcFontLockTypeFace">d</text:span><text:s/><text:span text:style-name="OrgSrcFontLockFunctionNameFace">player_jump</text:span>();</text:p>
      <text:p text:style-name="OrgSrcBlock"><text:span text:style-name="OrgSrcFontLockTypeFace">voi</text:span><text:span text:style-name="OrgSrcFontLockTypeFace">d</text:span><text:s/><text:span text:style-name="OrgSrcFontLockFunctionNameFace">player_crouch</text:span>();</text:p>
      <text:p text:style-name="OrgSrcBlock"/>
      <text:p text:style-name="OrgSrcBlock"><text:span text:style-name="OrgSrcFontLockKeywordFace">clas</text:span><text:span text:style-name="OrgSrcFontLockKeywordFace">s</text:span><text:s/><text:span text:style-name="OrgSrcFontLockTypeFace">game_core</text:span></text:p>
      <text:p text:style-name="OrgSrcBlock">{</text:p>
      <text:p text:style-name="OrgSrcBlock"><text:s/><text:s/><text:s/><text:span text:style-name="OrgSrcFontLockConstantFace">std</text:span>::<text:span text:style-name="OrgSrcFontLockTypeFace">array</text:span>&lt;<text:span text:style-name="OrgSrcFontLockTypeFace">void</text:span>(*)(),<text:s/><text:span text:style-name="OrgSrcFontLockVariableNameFace">total_num_keys</text:span>&gt;<text:s/><text:span text:style-name="OrgSrcFontLockVariableNameFace">actions</text:span>;</text:p>
      <text:p text:style-name="OrgSrcBlock"><text:s/><text:s/><text:s/><text:span text:style-name="OrgSrcFontLockTypeFace">voi</text:span><text:span text:style-name="OrgSrcFontLockTypeFace">d</text:span><text:s/><text:span text:style-name="OrgSrcFontLockFunctionNameFace">key_pressed</text:span>(<text:span text:style-name="OrgSrcFontLockTypeFace">unsigned</text:span><text:s/><text:span text:style-name="OrgSrcFontLockVariableNameFace">key_id</text:span>)</text:p>
      <text:p text:style-name="OrgSrcBlockLastLine">}</text:p>
      <text:h text:style-name="Heading_20_1" text:outline-level="1" text:is-list-header="false">
<text:bookmark-start text:name="OrgXref.org995f66c"/>
<text:bookmark text:name="org995f66c"/>引用
<text:bookmark-end text:name="OrgXref.org995f66c"/></text:h>
      <text:p text:style-name="Text_20_body"><text:a xlink:type="simple" xlink:href="https://stackoverflow.com/questions/2298242/callback-functions-in-c">StackOverflow:Callback functions in c++</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StringFace" style:family="text">
      <style:text-properties fo:color="#eedc82"/>
    </style:style>
    <style:style style:name="OrgSrcFontLockConstantFace" style:family="text">
      <style:text-properties fo:color="#ff80f4"/>
    </style:style>
    <style:style style:name="OrgSrcFontLockVariableNameFace" style:family="text">
      <style:text-properties fo:color="#fd971f"/>
    </style:style>
    <style:style style:name="OrgSrcFontLockFunctionNameFace" style:family="text">
      <style:text-properties fo:color="#a6e22e"/>
    </style:style>
    <style:style style:name="OrgSrcBlock" style:family="paragraph" style:parent-style-name="Preformatted_20_Text">
      <style:paragraph-properties fo:background-color="#161a1f" fo:padding="0.049cm" fo:border="0.51pt solid #000000" style:shadow="none">
        <style:background-image/>
      </style:paragraph-properties>
      <style:text-properties fo:color="#dedede"/>
    </style:style>
    <style:style style:name="OrgSrcFontLockTypeFace" style:family="text">
      <style:text-properties fo:color="#66d9ef"/>
    </style:style>
    <style:style style:name="OrgSrcFontLockKeywordFace" style:family="text">
      <style:text-properties fo:color="#f9267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dc:date>2017-05-24T15:03:14</dc:date>
    <meta:creation-date>2017-05-24T15:03:14</meta:creation-date>
    <meta:generator>Emacs 25.2.1 (Org mode 9.0.5)</meta:generator>
    <meta:keyword/>
    <dc:subject/>
    <dc:title/>
  </office:meta>
</office:document-meta>
</file>